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ResolvingLogRecord.getSource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UtilLog.info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warn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f4jLog.trace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fatal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debug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4jLog.trace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setSourceClassName( String sourc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UtilAdapter.create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error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LocationResolvingLogRecord( java . util . logging . Level level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error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error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f4j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lf4jLocationAwareLog.info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f4jAdapter.createLocationAwareLo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log( Level level ,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lf4jLocationAwareLog.warn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dapter.create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Log4jLo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f4jLocationAwareLog.error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setSourceMethodName( String source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f4jLog.info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trace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f4jLocationAwareLog.warn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Slf4jLocationAwareLog( LocationAware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trace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f4jLocationAwareLog.info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warn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fatal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debug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error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debug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getSourceMetho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f4jLog.debug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info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JavaUtil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ingLogRecord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Util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error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warn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warn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nfo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trace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Adapter.create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Adapter.create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trace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Util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cationAwareLog.fatal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Slf4jLog( T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f4jLog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debug(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f4j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dapter.Log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4jLog.fatal( Object message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tilLog.log( java . util . logging . Level level , Object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lf4jLocationAwareLog.debug( Object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4j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Adapter.isPresent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